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fo:language="en" fo:country="US"/>
    </style:style>
    <style:style style:name="P4" style:parent-style-name="Listenabsatz" style:list-style-name="WWNum1" style:family="paragraph">
      <style:text-properties fo:language="en" fo:country="US"/>
    </style:style>
    <style:style style:name="P5" style:parent-style-name="Listenabsatz" style:list-style-name="WWNum1" style:family="paragraph">
      <style:text-properties fo:language="en" fo:country="US"/>
    </style:style>
    <style:style style:name="P6" style:parent-style-name="Listenabsatz" style:list-style-name="WWNum1" style:family="paragraph">
      <style:text-properties fo:language="en" fo:country="US"/>
    </style:style>
    <style:style style:name="P7" style:parent-style-name="Listenabsatz" style:list-style-name="WWNum1" style:family="paragraph">
      <style:text-properties fo:language="en" fo:country="US"/>
    </style:style>
    <style:style style:name="P8" style:parent-style-name="Listenabsatz" style:list-style-name="WWNum1" style:family="paragraph">
      <style:text-properties fo:language="en" fo:country="US"/>
    </style:style>
    <style:style style:name="P9" style:parent-style-name="Listenabsatz" style:list-style-name="WWNum1" style:family="paragraph">
      <style:text-properties fo:language="en" fo:country="US"/>
    </style:style>
    <style:style style:name="P10" style:parent-style-name="Listenabsatz" style:list-style-name="WWNum1" style:family="paragraph"/>
    <style:style style:name="T11" style:parent-style-name="Absatz-Standardschriftart" style:family="text">
      <style:text-properties fo:language="en" fo:country="US"/>
    </style:style>
    <style:style style:name="P12" style:parent-style-name="Listenabsatz" style:list-style-name="WWNum1" style:family="paragraph"/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P19" style:parent-style-name="Listenabsatz" style:list-style-name="WWNum1" style:family="paragraph">
      <style:text-properties fo:language="en" fo:country="US"/>
    </style:style>
    <style:style style:name="P20" style:parent-style-name="Listenabsatz" style:list-style-name="WWNum1" style:family="paragraph">
      <style:text-properties fo:language="en" fo:country="US"/>
    </style:style>
    <style:style style:name="P21" style:parent-style-name="Listenabsatz" style:list-style-name="WWNum1" style:family="paragraph">
      <style:text-properties fo:language="en" fo:country="US"/>
    </style:style>
    <style:style style:name="P22" style:parent-style-name="Listenabsatz" style:list-style-name="WWNum1" style:family="paragraph">
      <style:text-properties fo:language="en" fo:country="US"/>
    </style:style>
    <style:style style:name="P23" style:parent-style-name="Listenabsatz" style:list-style-name="WWNum1" style:family="paragraph">
      <style:text-properties fo:language="en" fo:country="US"/>
    </style:style>
    <style:style style:name="P24" style:parent-style-name="Listenabsatz" style:list-style-name="WWNum1" style:family="paragraph">
      <style:text-properties fo:language="en" fo:country="US"/>
    </style:style>
    <style:style style:name="P25" style:parent-style-name="Listenabsatz" style:list-style-name="WWNum1" style:family="paragraph">
      <style:text-properties fo:language="en" fo:country="US"/>
    </style:style>
    <style:style style:name="P26" style:parent-style-name="Listenabsatz" style:list-style-name="WWNum1" style:family="paragraph"/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P32" style:parent-style-name="Listenabsatz" style:list-style-name="WWNum1" style:family="paragraph">
      <style:text-properties fo:language="en" fo:country="US"/>
    </style:style>
    <style:style style:name="P33" style:parent-style-name="Listenabsatz" style:list-style-name="WWNum1" style:family="paragraph">
      <style:text-properties fo:language="en" fo:country="US"/>
    </style:style>
    <style:style style:name="P34" style:parent-style-name="Listenabsatz" style:list-style-name="WWNum1" style:family="paragraph">
      <style:text-properties fo:language="en" fo:country="US"/>
    </style:style>
    <style:style style:name="P35" style:parent-style-name="Listenabsatz" style:list-style-name="WWNum1" style:family="paragraph">
      <style:text-properties fo:language="en" fo:country="US"/>
    </style:style>
    <style:style style:name="P36" style:parent-style-name="Listenabsatz" style:list-style-name="WWNum1" style:family="paragraph"/>
    <style:style style:name="T37" style:parent-style-name="Absatz-Standardschriftart" style:family="text">
      <style:text-properties fo:language="en" fo:country="US"/>
    </style:style>
    <style:style style:name="T38" style:parent-style-name="Absatz-Standardschriftart" style:family="text">
      <style:text-properties fo:language="en" fo:country="US"/>
    </style:style>
    <style:style style:name="P39" style:parent-style-name="Listenabsatz" style:list-style-name="WWNum1" style:family="paragraph">
      <style:text-properties fo:language="en" fo:country="US"/>
    </style:style>
    <style:style style:name="P40" style:parent-style-name="Listenabsatz" style:list-style-name="WWNum1" style:family="paragraph">
      <style:text-properties fo:language="en" fo:country="US"/>
    </style:style>
    <style:style style:name="P41" style:parent-style-name="Listenabsatz" style:list-style-name="WWNum1" style:family="paragraph">
      <style:text-properties fo:language="en" fo:country="US"/>
    </style:style>
    <style:style style:name="P42" style:parent-style-name="Listenabsatz" style:list-style-name="WWNum1" style:family="paragraph"/>
    <style:style style:name="T43" style:parent-style-name="Absatz-Standardschriftart" style:family="text">
      <style:text-properties fo:language="en" fo:country="US"/>
    </style:style>
    <style:style style:name="P44" style:parent-style-name="Listenabsatz" style:list-style-name="WWNum1" style:family="paragraph">
      <style:text-properties fo:language="en" fo:country="US"/>
    </style:style>
    <style:style style:name="P45" style:parent-style-name="Listenabsatz" style:list-style-name="WWNum1" style:family="paragraph">
      <style:text-properties fo:language="en" fo:country="US"/>
    </style:style>
    <style:style style:name="P46" style:parent-style-name="Listenabsatz" style:list-style-name="WWNum1" style:family="paragraph">
      <style:text-properties fo:language="en" fo:country="US"/>
    </style:style>
    <style:style style:name="P47" style:parent-style-name="Listenabsatz" style:list-style-name="WWNum1" style:family="paragraph">
      <style:text-properties fo:language="en" fo:country="US"/>
    </style:style>
    <style:style style:name="P48" style:parent-style-name="Listenabsatz" style:list-style-name="WWNum1" style:family="paragraph">
      <style:text-properties fo:language="en" fo:country="US"/>
    </style:style>
    <style:style style:name="P49" style:parent-style-name="Listenabsatz" style:list-style-name="WWNum1" style:family="paragraph">
      <style:text-properties fo:language="en" fo:country="US"/>
    </style:style>
    <style:style style:name="P50" style:parent-style-name="Listenabsatz" style:list-style-name="WWNum1" style:family="paragraph">
      <style:text-properties fo:language="en" fo:country="US"/>
    </style:style>
    <style:style style:name="P51" style:parent-style-name="Listenabsatz" style:list-style-name="WWNum1" style:family="paragraph">
      <style:text-properties fo:language="en" fo:country="US"/>
    </style:style>
    <style:style style:name="P52" style:parent-style-name="Listenabsatz" style:list-style-name="WWNum1" style:family="paragraph">
      <style:text-properties fo:language="en" fo:country="US"/>
    </style:style>
    <style:style style:name="P53" style:parent-style-name="Listenabsatz" style:list-style-name="WWNum1" style:family="paragraph">
      <style:text-properties fo:language="en" fo:country="US"/>
    </style:style>
    <style:style style:name="P54" style:parent-style-name="Listenabsatz" style:list-style-name="WWNum1" style:family="paragraph"/>
    <style:style style:name="T55" style:parent-style-name="Absatz-Standardschriftart" style:family="text">
      <style:text-properties fo:language="en" fo:country="US"/>
    </style:style>
    <style:style style:name="T56" style:parent-style-name="Absatz-Standardschriftart" style:family="text">
      <style:text-properties fo:language="en" fo:country="US"/>
    </style:style>
    <style:style style:name="T57" style:parent-style-name="Absatz-Standardschriftart" style:family="text">
      <style:text-properties fo:language="en" fo:country="US"/>
    </style:style>
    <style:style style:name="T58" style:parent-style-name="Absatz-Standardschriftart" style:family="text">
      <style:text-properties fo:language="en" fo:country="US"/>
    </style:style>
    <style:style style:name="T59" style:parent-style-name="Absatz-Standardschriftart" style:family="text">
      <style:text-properties fo:language="en" fo:country="US"/>
    </style:style>
    <style:style style:name="P60" style:parent-style-name="Listenabsatz" style:list-style-name="WWNum1" style:family="paragraph">
      <style:text-properties fo:language="en" fo:country="US"/>
    </style:style>
    <style:style style:name="P61" style:parent-style-name="Listenabsatz" style:list-style-name="WWNum1" style:family="paragraph"/>
    <style:style style:name="T62" style:parent-style-name="Absatz-Standardschriftart" style:family="text">
      <style:text-properties fo:language="en" fo:country="US"/>
    </style:style>
    <style:style style:name="T63" style:parent-style-name="Absatz-Standardschriftart" style:family="text">
      <style:text-properties fo:language="en" fo:country="US"/>
    </style:style>
    <style:style style:name="T64" style:parent-style-name="Absatz-Standardschriftart" style:family="text">
      <style:text-properties fo:language="en" fo:country="US"/>
    </style:style>
    <style:style style:name="P65" style:parent-style-name="Listenabsatz" style:list-style-name="WWNum1" style:family="paragraph"/>
    <style:style style:name="T66" style:parent-style-name="Absatz-Standardschriftart" style:family="text">
      <style:text-properties fo:language="en" fo:country="US"/>
    </style:style>
    <style:style style:name="T67" style:parent-style-name="Absatz-Standardschriftart" style:family="text">
      <style:text-properties fo:language="en" fo:country="US"/>
    </style:style>
    <style:style style:name="T68" style:parent-style-name="Absatz-Standardschriftart" style:family="text">
      <style:text-properties fo:language="en" fo:country="US"/>
    </style:style>
    <style:style style:name="P69" style:parent-style-name="Listenabsatz" style:list-style-name="WWNum1" style:family="paragraph"/>
    <style:style style:name="T70" style:parent-style-name="Absatz-Standardschriftart" style:family="text">
      <style:text-properties fo:language="en" fo:country="US"/>
    </style:style>
    <style:style style:name="P71" style:parent-style-name="Listenabsatz" style:list-style-name="WWNum1" style:family="paragraph"/>
    <style:style style:name="T72" style:parent-style-name="Absatz-Standardschriftart" style:family="text">
      <style:text-properties fo:language="en" fo:country="US"/>
    </style:style>
    <style:style style:name="P73" style:parent-style-name="Listenabsatz" style:list-style-name="WWNum1" style:family="paragraph">
      <style:text-properties fo:language="en" fo:country="US"/>
    </style:style>
    <style:style style:name="P74" style:parent-style-name="Listenabsatz" style:list-style-name="WWNum1" style:family="paragraph">
      <style:text-properties fo:language="en" fo:country="US"/>
    </style:style>
    <style:style style:name="P75" style:parent-style-name="Listenabsatz" style:list-style-name="WWNum1" style:family="paragraph">
      <style:text-properties fo:language="en" fo:country="US"/>
    </style:style>
    <style:style style:name="P76" style:parent-style-name="Listenabsatz" style:list-style-name="WWNum1" style:family="paragraph"/>
    <style:style style:name="T77" style:parent-style-name="Absatz-Standardschriftart" style:family="text">
      <style:text-properties fo:language="en" fo:country="US"/>
    </style:style>
    <style:style style:name="P78" style:parent-style-name="Listenabsatz" style:list-style-name="WWNum1" style:family="paragraph">
      <style:text-properties fo:language="en" fo:country="US"/>
    </style:style>
    <style:style style:name="P79" style:parent-style-name="Listenabsatz" style:list-style-name="WWNum1" style:family="paragraph">
      <style:text-properties fo:language="en" fo:country="US"/>
    </style:style>
    <style:style style:name="P80" style:parent-style-name="Listenabsatz" style:list-style-name="WWNum1" style:family="paragraph"/>
    <style:style style:name="T81" style:parent-style-name="Absatz-Standardschriftart" style:family="text">
      <style:text-properties fo:language="en" fo:country="US"/>
    </style:style>
    <style:style style:name="P82" style:parent-style-name="Listenabsatz" style:list-style-name="WWNum1" style:family="paragraph"/>
    <style:style style:name="T83" style:parent-style-name="Absatz-Standardschriftart" style:family="text">
      <style:text-properties fo:language="en" fo:country="US"/>
    </style:style>
    <style:style style:name="T84" style:parent-style-name="Absatz-Standardschriftart" style:family="text">
      <style:text-properties fo:language="en" fo:country="US"/>
    </style:style>
    <style:style style:name="P85" style:parent-style-name="Listenabsatz" style:list-style-name="WWNum1" style:family="paragraph">
      <style:text-properties fo:language="en" fo:country="US"/>
    </style:style>
    <style:style style:name="P86" style:parent-style-name="Listenabsatz" style:list-style-name="WWNum1" style:family="paragraph"/>
    <style:style style:name="T87" style:parent-style-name="Absatz-Standardschriftart" style:family="text">
      <style:text-properties fo:language="en" fo:country="US"/>
    </style:style>
    <style:style style:name="T88" style:parent-style-name="Absatz-Standardschriftart" style:family="text">
      <style:text-properties fo:language="en" fo:country="US"/>
    </style:style>
    <style:style style:name="T89" style:parent-style-name="Absatz-Standardschriftart" style:family="text">
      <style:text-properties fo:language="en" fo:country="US"/>
    </style:style>
    <style:style style:name="T90" style:parent-style-name="Absatz-Standardschriftart" style:family="text">
      <style:text-properties fo:language="en" fo:country="US"/>
    </style:style>
    <style:style style:name="T91" style:parent-style-name="Absatz-Standardschriftart" style:family="text">
      <style:text-properties fo:language="en" fo:country="US"/>
    </style:style>
    <style:style style:name="P92" style:parent-style-name="Listenabsatz" style:list-style-name="WWNum1" style:family="paragraph">
      <style:text-properties fo:language="en" fo:country="US"/>
    </style:style>
    <style:style style:name="P93" style:parent-style-name="Listenabsatz" style:list-style-name="WWNum1" style:family="paragraph">
      <style:text-properties fo:language="en" fo:country="US"/>
    </style:style>
    <style:style style:name="P94" style:parent-style-name="Listenabsatz" style:list-style-name="WWNum1" style:family="paragraph">
      <style:text-properties fo:language="en" fo:country="US"/>
    </style:style>
    <style:style style:name="P95" style:parent-style-name="Listenabsatz" style:list-style-name="WWNum1" style:family="paragraph">
      <style:text-properties fo:language="en" fo:country="US"/>
    </style:style>
    <style:style style:name="P96" style:parent-style-name="Listenabsatz" style:list-style-name="WWNum1" style:family="paragraph"/>
    <style:style style:name="T97" style:parent-style-name="Absatz-Standardschriftart" style:family="text">
      <style:text-properties fo:language="en" fo:country="US"/>
    </style:style>
    <style:style style:name="T98" style:parent-style-name="Absatz-Standardschriftart" style:family="text">
      <style:text-properties fo:language="en" fo:country="US"/>
    </style:style>
    <style:style style:name="P99" style:parent-style-name="Listenabsatz" style:list-style-name="WWNum1" style:family="paragraph"/>
    <style:style style:name="T100" style:parent-style-name="Absatz-Standardschriftart" style:family="text">
      <style:text-properties fo:language="en" fo:country="US"/>
    </style:style>
    <style:style style:name="P101" style:parent-style-name="Listenabsatz" style:list-style-name="WWNum1" style:family="paragraph">
      <style:text-properties fo:language="en" fo:country="US"/>
    </style:style>
    <style:style style:name="P102" style:parent-style-name="Listenabsatz" style:list-style-name="WWNum1" style:family="paragraph"/>
    <style:style style:name="T103" style:parent-style-name="Absatz-Standardschriftart" style:family="text">
      <style:text-properties fo:language="en" fo:country="US"/>
    </style:style>
    <style:style style:name="P104" style:parent-style-name="Listenabsatz" style:list-style-name="WWNum1" style:family="paragraph">
      <style:text-properties fo:language="en" fo:country="US"/>
    </style:style>
    <style:style style:name="P105" style:parent-style-name="Listenabsatz" style:list-style-name="WWNum1" style:family="paragraph">
      <style:text-properties fo:language="en" fo:country="US"/>
    </style:style>
    <style:style style:name="P106" style:parent-style-name="Listenabsatz" style:list-style-name="WWNum1" style:family="paragraph">
      <style:text-properties fo:language="en" fo:country="US"/>
    </style:style>
    <style:style style:name="P107" style:parent-style-name="Listenabsatz" style:list-style-name="WWNum1" style:family="paragraph"/>
    <style:style style:name="T108" style:parent-style-name="Absatz-Standardschriftart" style:family="text">
      <style:text-properties fo:language="en" fo:country="US"/>
    </style:style>
    <style:style style:name="P109" style:parent-style-name="Listenabsatz" style:list-style-name="WWNum1" style:family="paragraph">
      <style:text-properties fo:language="en" fo:country="US"/>
    </style:style>
    <style:style style:name="P110" style:parent-style-name="Listenabsatz" style:list-style-name="WWNum1" style:family="paragraph">
      <style:text-properties fo:language="en" fo:country="US"/>
    </style:style>
    <style:style style:name="P111" style:parent-style-name="Listenabsatz" style:list-style-name="WWNum1" style:family="paragraph"/>
    <style:style style:name="T112" style:parent-style-name="Absatz-Standardschriftart" style:family="text">
      <style:text-properties fo:language="en" fo:country="US"/>
    </style:style>
    <style:style style:name="P113" style:parent-style-name="Listenabsatz" style:list-style-name="WWNum1" style:family="paragraph">
      <style:text-properties fo:language="en" fo:country="US"/>
    </style:style>
    <style:style style:name="P114" style:parent-style-name="Listenabsatz" style:list-style-name="WWNum1" style:family="paragraph"/>
    <style:style style:name="T115" style:parent-style-name="Absatz-Standardschriftart" style:family="text">
      <style:text-properties fo:language="en" fo:country="US"/>
    </style:style>
    <style:style style:name="P116" style:parent-style-name="Listenabsatz" style:list-style-name="WWNum1" style:family="paragraph">
      <style:text-properties fo:language="en" fo:country="US"/>
    </style:style>
    <style:style style:name="P117" style:parent-style-name="Listenabsatz" style:list-style-name="WWNum1" style:family="paragraph">
      <style:text-properties fo:language="en" fo:country="US"/>
    </style:style>
    <style:style style:name="P118" style:parent-style-name="Listenabsatz" style:list-style-name="WWNum1" style:family="paragraph"/>
    <style:style style:name="T119" style:parent-style-name="Absatz-Standardschriftart" style:family="text">
      <style:text-properties fo:language="en" fo:country="US"/>
    </style:style>
    <style:style style:name="T120" style:parent-style-name="Absatz-Standardschriftart" style:family="text">
      <style:text-properties fo:language="en" fo:country="US"/>
    </style:style>
    <style:style style:name="P121" style:parent-style-name="Listenabsatz" style:list-style-name="WWNum1" style:family="paragraph">
      <style:text-properties fo:language="en" fo:country="US"/>
    </style:style>
    <style:style style:name="P122" style:parent-style-name="Listenabsatz" style:list-style-name="WWNum1" style:family="paragraph"/>
    <style:style style:name="T123" style:parent-style-name="Absatz-Standardschriftart" style:family="text">
      <style:text-properties fo:language="en" fo:country="US"/>
    </style:style>
    <style:style style:name="P124" style:parent-style-name="Listenabsatz" style:list-style-name="WWNum1" style:family="paragraph">
      <style:text-properties fo:language="en" fo:country="US"/>
    </style:style>
    <style:style style:name="P125" style:parent-style-name="Listenabsatz" style:list-style-name="WWNum1" style:family="paragraph">
      <style:text-properties fo:language="en" fo:country="US"/>
    </style:style>
    <style:style style:name="P126" style:parent-style-name="Listenabsatz" style:list-style-name="WWNum1" style:family="paragraph">
      <style:text-properties fo:language="en" fo:country="US"/>
    </style:style>
    <style:style style:name="P127" style:parent-style-name="Listenabsatz" style:list-style-name="WWNum1" style:family="paragraph"/>
    <style:style style:name="T128" style:parent-style-name="Absatz-Standardschriftart" style:family="text">
      <style:text-properties fo:language="en" fo:country="US"/>
    </style:style>
    <style:style style:name="T129" style:parent-style-name="Absatz-Standardschriftart" style:family="text">
      <style:text-properties fo:language="en" fo:country="US"/>
    </style:style>
    <style:style style:name="T130" style:parent-style-name="Absatz-Standardschriftart" style:family="text">
      <style:text-properties style:text-underline-type="double" style:text-underline-style="solid" style:text-underline-width="auto" style:text-underline-mode="continuous" fo:language="en" fo:country="US"/>
    </style:style>
    <style:style style:name="T131" style:parent-style-name="Absatz-Standardschriftart" style:family="text">
      <style:text-properties fo:language="en" fo:country="US"/>
    </style:style>
    <style:style style:name="T132" style:parent-style-name="Absatz-Standardschriftart" style:family="text">
      <style:text-properties fo:language="en" fo:country="US"/>
    </style:style>
    <style:style style:name="T133" style:parent-style-name="Absatz-Standardschriftart" style:family="text">
      <style:text-properties fo:language="en" fo:country="US"/>
    </style:style>
    <style:style style:name="T134" style:parent-style-name="Absatz-Standardschriftart" style:family="text">
      <style:text-properties fo:language="en" fo:country="US"/>
    </style:style>
    <style:style style:name="P135" style:parent-style-name="Listenabsatz" style:list-style-name="WWNum1" style:family="paragraph">
      <style:text-properties fo:language="en" fo:country="US"/>
    </style:style>
    <style:style style:name="P136" style:parent-style-name="Listenabsatz" style:list-style-name="WWNum1" style:family="paragraph"/>
    <style:style style:name="T137" style:parent-style-name="Absatz-Standardschriftart" style:family="text">
      <style:text-properties fo:language="en" fo:country="US"/>
    </style:style>
    <style:style style:name="P138" style:parent-style-name="Listenabsatz" style:list-style-name="WWNum1" style:family="paragraph">
      <style:text-properties fo:language="en" fo:country="US"/>
    </style:style>
    <style:style style:name="P139" style:parent-style-name="Listenabsatz" style:list-style-name="WWNum1" style:family="paragraph"/>
    <style:style style:name="T140" style:parent-style-name="Absatz-Standardschriftart" style:family="text">
      <style:text-properties fo:language="en" fo:country="US"/>
    </style:style>
    <style:style style:name="T141" style:parent-style-name="Absatz-Standardschriftart" style:family="text">
      <style:text-properties fo:language="en" fo:country="US"/>
    </style:style>
    <style:style style:name="P142" style:parent-style-name="Listenabsatz" style:list-style-name="WWNum1" style:family="paragraph"/>
    <style:style style:name="T143" style:parent-style-name="Absatz-Standardschriftart" style:family="text">
      <style:text-properties fo:language="en" fo:country="US"/>
    </style:style>
    <style:style style:name="P144" style:parent-style-name="Listenabsatz" style:list-style-name="WWNum1" style:family="paragraph">
      <style:text-properties fo:language="en" fo:country="US"/>
    </style:style>
    <style:style style:name="P145" style:parent-style-name="Listenabsatz" style:list-style-name="WWNum1" style:family="paragraph">
      <style:text-properties fo:language="en" fo:country="US"/>
    </style:style>
    <style:style style:name="P146" style:parent-style-name="Listenabsatz" style:list-style-name="WWNum1" style:family="paragraph">
      <style:text-properties fo:language="en" fo:country="US"/>
    </style:style>
    <style:style style:name="P147" style:parent-style-name="Listenabsatz" style:list-style-name="WWNum1" style:family="paragraph">
      <style:text-properties fo:language="en" fo:country="US"/>
    </style:style>
    <style:style style:name="P148" style:parent-style-name="Listenabsatz" style:list-style-name="WWNum1" style:family="paragraph"/>
    <style:style style:name="T149" style:parent-style-name="Absatz-Standardschriftart" style:family="text">
      <style:text-properties fo:language="en" fo:country="US"/>
    </style:style>
    <style:style style:name="T150" style:parent-style-name="Absatz-Standardschriftart" style:family="text">
      <style:text-properties fo:language="en" fo:country="US"/>
    </style:style>
    <style:style style:name="T151" style:parent-style-name="Absatz-Standardschriftart" style:family="text">
      <style:text-properties fo:language="en" fo:country="US"/>
    </style:style>
    <style:style style:name="T152" style:parent-style-name="Absatz-Standardschriftart" style:family="text">
      <style:text-properties fo:language="en" fo:country="US"/>
    </style:style>
    <style:style style:name="T153" style:parent-style-name="Absatz-Standardschriftart" style:family="text">
      <style:text-properties fo:language="en" fo:country="US"/>
    </style:style>
    <style:style style:name="P154" style:parent-style-name="Listenabsatz" style:list-style-name="WWNum1" style:family="paragraph">
      <style:text-properties fo:language="en" fo:country="US"/>
    </style:style>
    <style:style style:name="P155" style:parent-style-name="Listenabsatz" style:list-style-name="WWNum1" style:family="paragraph">
      <style:text-properties fo:language="en" fo:country="US"/>
    </style:style>
    <style:style style:name="P156" style:parent-style-name="Listenabsatz" style:list-style-name="WWNum1" style:family="paragraph">
      <style:text-properties fo:language="en" fo:country="US"/>
    </style:style>
    <style:style style:name="P157" style:parent-style-name="Listenabsatz" style:list-style-name="WWNum1" style:family="paragraph">
      <style:text-properties fo:language="en" fo:country="US"/>
    </style:style>
    <style:style style:name="P158" style:parent-style-name="Listenabsatz" style:list-style-name="WWNum1" style:family="paragraph">
      <style:text-properties fo:language="en" fo:country="US"/>
    </style:style>
    <style:style style:name="P159" style:parent-style-name="Listenabsatz" style:list-style-name="WWNum1" style:family="paragraph">
      <style:text-properties fo:language="en" fo:country="US"/>
    </style:style>
    <style:style style:name="P160" style:parent-style-name="Listenabsatz" style:list-style-name="WWNum1" style:family="paragraph">
      <style:text-properties fo:language="en" fo:country="US"/>
    </style:style>
    <style:style style:name="P161" style:parent-style-name="Listenabsatz" style:list-style-name="WWNum1" style:family="paragraph">
      <style:text-properties fo:language="en" fo:country="US"/>
    </style:style>
    <style:style style:name="P162" style:parent-style-name="Listenabsatz" style:list-style-name="WWNum1" style:family="paragraph">
      <style:text-properties fo:language="en" fo:country="US"/>
    </style:style>
    <style:style style:name="P163" style:parent-style-name="Listenabsatz" style:list-style-name="WWNum1" style:family="paragraph">
      <style:text-properties fo:language="en" fo:country="US"/>
    </style:style>
    <style:style style:name="P164" style:parent-style-name="Listenabsatz" style:list-style-name="WWNum1" style:family="paragraph"/>
    <style:style style:name="T165" style:parent-style-name="Absatz-Standardschriftart" style:family="text">
      <style:text-properties fo:language="en" fo:country="US"/>
    </style:style>
    <style:style style:name="P166" style:parent-style-name="Listenabsatz" style:list-style-name="WWNum1" style:family="paragraph">
      <style:text-properties fo:language="en" fo:country="US"/>
    </style:style>
    <style:style style:name="P167" style:parent-style-name="Listenabsatz" style:list-style-name="WWNum1" style:family="paragraph">
      <style:text-properties fo:language="en" fo:country="US"/>
    </style:style>
    <style:style style:name="P168" style:parent-style-name="Listenabsatz" style:list-style-name="WWNum1" style:family="paragraph">
      <style:text-properties fo:language="en" fo:country="US"/>
    </style:style>
    <style:style style:name="P169" style:parent-style-name="Listenabsatz" style:list-style-name="WWNum1" style:family="paragraph">
      <style:text-properties fo:language="en" fo:country="US"/>
    </style:style>
    <style:style style:name="P170" style:parent-style-name="Listenabsatz" style:list-style-name="WWNum1" style:family="paragraph"/>
    <style:style style:name="T171" style:parent-style-name="Absatz-Standardschriftart" style:family="text">
      <style:text-properties fo:language="en" fo:country="US"/>
    </style:style>
    <style:style style:name="P172" style:parent-style-name="Listenabsatz" style:list-style-name="WWNum1" style:family="paragraph">
      <style:text-properties fo:language="en" fo:country="US"/>
    </style:style>
    <style:style style:name="P173" style:parent-style-name="Listenabsatz" style:list-style-name="WWNum1" style:family="paragraph">
      <style:text-properties fo:language="en" fo:country="US"/>
    </style:style>
    <style:style style:name="P174" style:parent-style-name="Listenabsatz" style:list-style-name="WWNum1" style:family="paragraph">
      <style:text-properties fo:language="en" fo:country="US"/>
    </style:style>
    <style:style style:name="P175" style:parent-style-name="Listenabsatz" style:list-style-name="WWNum1" style:family="paragraph">
      <style:text-properties fo:language="en" fo:country="US"/>
    </style:style>
    <style:style style:name="P176" style:parent-style-name="Listenabsatz" style:list-style-name="WWNum1" style:family="paragraph">
      <style:text-properties fo:language="en" fo:country="US"/>
    </style:style>
    <style:style style:name="P177" style:parent-style-name="Listenabsatz" style:list-style-name="WWNum1" style:family="paragraph">
      <style:text-properties fo:language="en" fo:country="US"/>
    </style:style>
    <style:style style:name="P178" style:parent-style-name="Listenabsatz" style:list-style-name="WWNum1" style:family="paragraph">
      <style:text-properties fo:language="en" fo:country="US"/>
    </style:style>
    <style:style style:name="P179" style:parent-style-name="Listenabsatz" style:list-style-name="WWNum1" style:family="paragraph">
      <style:text-properties fo:language="en" fo:country="US"/>
    </style:style>
    <style:style style:name="P180" style:parent-style-name="Listenabsatz" style:list-style-name="WWNum1" style:family="paragraph">
      <style:text-properties fo:language="en" fo:country="US"/>
    </style:style>
    <style:style style:name="P181" style:parent-style-name="Listenabsatz" style:list-style-name="WWNum1" style:family="paragraph">
      <style:text-properties fo:language="en" fo:country="US"/>
    </style:style>
    <style:style style:name="P182" style:parent-style-name="Listenabsatz" style:list-style-name="WWNum1" style:family="paragraph">
      <style:text-properties fo:language="en" fo:country="US"/>
    </style:style>
    <style:style style:name="P183" style:parent-style-name="Listenabsatz" style:list-style-name="WWNum1" style:family="paragraph"/>
    <style:style style:name="T184" style:parent-style-name="Absatz-Standardschriftart" style:family="text">
      <style:text-properties fo:language="en" fo:country="US"/>
    </style:style>
    <style:style style:name="P185" style:parent-style-name="Listenabsatz" style:list-style-name="WWNum1" style:family="paragraph"/>
    <style:style style:name="T186" style:parent-style-name="Absatz-Standardschriftart" style:family="text">
      <style:text-properties fo:language="en" fo:country="US"/>
    </style:style>
    <style:style style:name="P187" style:parent-style-name="Listenabsatz" style:list-style-name="WWNum1" style:family="paragraph">
      <style:text-properties fo:language="en" fo:country="US"/>
    </style:style>
    <style:style style:name="P188" style:parent-style-name="Listenabsatz" style:list-style-name="WWNum1" style:family="paragraph"/>
    <style:style style:name="T189" style:parent-style-name="Absatz-Standardschriftart" style:family="text">
      <style:text-properties fo:language="en" fo:country="US"/>
    </style:style>
    <style:style style:name="P190" style:parent-style-name="Listenabsatz" style:list-style-name="WWNum1" style:family="paragraph">
      <style:text-properties fo:language="en" fo:country="US"/>
    </style:style>
    <style:style style:name="P191" style:parent-style-name="Listenabsatz" style:list-style-name="WWNum1" style:family="paragraph">
      <style:text-properties fo:language="en" fo:country="US"/>
    </style:style>
    <style:style style:name="P192" style:parent-style-name="Listenabsatz" style:list-style-name="WWNum1" style:family="paragraph"/>
    <style:style style:name="T193" style:parent-style-name="Absatz-Standardschriftart" style:family="text">
      <style:text-properties fo:language="en" fo:country="US"/>
    </style:style>
    <style:style style:name="P194" style:parent-style-name="Listenabsatz" style:list-style-name="WWNum1" style:family="paragraph">
      <style:text-properties fo:language="en" fo:country="US"/>
    </style:style>
    <style:style style:name="P195" style:parent-style-name="Listenabsatz" style:list-style-name="WWNum1" style:family="paragraph">
      <style:text-properties fo:language="en" fo:country="US"/>
    </style:style>
    <style:style style:name="P196" style:parent-style-name="Listenabsatz" style:list-style-name="WWNum1" style:family="paragraph">
      <style:text-properties fo:language="en" fo:country="US"/>
    </style:style>
    <style:style style:name="P197" style:parent-style-name="Listenabsatz" style:list-style-name="WWNum1" style:family="paragraph">
      <style:text-properties fo:language="en" fo:country="US"/>
    </style:style>
    <style:style style:name="P198" style:parent-style-name="Listenabsatz" style:list-style-name="WWNum1" style:family="paragraph">
      <style:text-properties fo:language="en" fo:country="US"/>
    </style:style>
    <style:style style:name="P199" style:parent-style-name="Listenabsatz" style:list-style-name="WWNum1" style:family="paragraph">
      <style:text-properties fo:language="en" fo:country="US"/>
    </style:style>
    <style:style style:name="P200" style:parent-style-name="Listenabsatz" style:list-style-name="WWNum1" style:family="paragraph">
      <style:text-properties fo:language="en" fo:country="US"/>
    </style:style>
    <style:style style:name="P201" style:parent-style-name="Listenabsatz" style:list-style-name="WWNum1" style:family="paragraph">
      <style:text-properties fo:language="en" fo:country="US"/>
    </style:style>
    <style:style style:name="P202" style:parent-style-name="Listenabsatz" style:list-style-name="WWNum1" style:family="paragraph">
      <style:text-properties fo:language="en" fo:country="US"/>
    </style:style>
    <style:style style:name="P203" style:parent-style-name="Listenabsatz" style:list-style-name="WWNum1" style:family="paragraph"/>
    <style:style style:name="T204" style:parent-style-name="Absatz-Standardschriftart" style:family="text">
      <style:text-properties fo:language="en" fo:country="US"/>
    </style:style>
    <style:style style:name="T205" style:parent-style-name="Absatz-Standardschriftart" style:family="text">
      <style:text-properties fo:language="en" fo:country="US"/>
    </style:style>
    <style:style style:name="T206" style:parent-style-name="Absatz-Standardschriftart" style:family="text">
      <style:text-properties fo:language="en" fo:country="US"/>
    </style:style>
    <style:style style:name="T207" style:parent-style-name="Absatz-Standardschriftart" style:family="text">
      <style:text-properties fo:language="en" fo:country="US"/>
    </style:style>
    <style:style style:name="T208" style:parent-style-name="Absatz-Standardschriftart" style:family="text">
      <style:text-properties fo:language="en" fo:country="US"/>
    </style:style>
    <style:style style:name="P209" style:parent-style-name="Listenabsatz" style:list-style-name="WWNum1" style:family="paragraph">
      <style:text-properties fo:language="en" fo:country="US"/>
    </style:style>
    <style:style style:name="P210" style:parent-style-name="Listenabsatz" style:list-style-name="WWNum1" style:family="paragraph">
      <style:text-properties fo:language="en" fo:country="US"/>
    </style:style>
    <style:style style:name="P211" style:parent-style-name="Listenabsatz" style:list-style-name="WWNum1" style:family="paragraph">
      <style:text-properties fo:language="en" fo:country="US"/>
    </style:style>
    <style:style style:name="P212" style:parent-style-name="Listenabsatz" style:list-style-name="WWNum1" style:family="paragraph">
      <style:text-properties fo:language="en" fo:country="US"/>
    </style:style>
    <style:style style:name="P213" style:parent-style-name="Listenabsatz" style:list-style-name="WWNum1" style:family="paragraph">
      <style:text-properties fo:language="en" fo:country="US"/>
    </style:style>
    <style:style style:name="P214" style:parent-style-name="Listenabsatz" style:list-style-name="WWNum1" style:family="paragraph"/>
    <style:style style:name="T215" style:parent-style-name="Absatz-Standardschriftart" style:family="text">
      <style:text-properties fo:language="en" fo:country="US"/>
    </style:style>
    <style:style style:name="P216" style:parent-style-name="Listenabsatz" style:list-style-name="WWNum1" style:family="paragraph">
      <style:text-properties fo:language="en" fo:country="US"/>
    </style:style>
    <style:style style:name="P217" style:parent-style-name="Listenabsatz" style:list-style-name="WWNum1" style:family="paragraph"/>
    <style:style style:name="T218" style:parent-style-name="Absatz-Standardschriftart" style:family="text">
      <style:text-properties fo:language="en" fo:country="US"/>
    </style:style>
    <style:style style:name="P219" style:parent-style-name="Listenabsatz" style:list-style-name="WWNum1" style:family="paragraph">
      <style:text-properties fo:language="en" fo:country="US"/>
    </style:style>
    <style:style style:name="P220" style:parent-style-name="Listenabsatz" style:list-style-name="WWNum1" style:family="paragraph"/>
    <style:style style:name="T221" style:parent-style-name="Absatz-Standardschriftart" style:family="text">
      <style:text-properties fo:language="en" fo:country="US"/>
    </style:style>
    <style:style style:name="P222" style:parent-style-name="Listenabsatz" style:list-style-name="WWNum1" style:family="paragraph">
      <style:text-properties fo:language="en" fo:country="US"/>
    </style:style>
    <style:style style:name="P223" style:parent-style-name="Listenabsatz" style:list-style-name="WWNum1" style:family="paragraph">
      <style:text-properties fo:language="en" fo:country="US"/>
    </style:style>
    <style:style style:name="P224" style:parent-style-name="Listenabsatz" style:list-style-name="WWNum1" style:family="paragraph">
      <style:text-properties fo:language="en" fo:country="US"/>
    </style:style>
    <style:style style:name="P225" style:parent-style-name="Listenabsatz" style:list-style-name="WWNum1" style:family="paragraph"/>
    <style:style style:name="T226" style:parent-style-name="Absatz-Standardschriftart" style:family="text">
      <style:text-properties fo:language="en" fo:country="US"/>
    </style:style>
    <style:style style:name="P227" style:parent-style-name="Listenabsatz" style:list-style-name="WWNum1" style:family="paragraph">
      <style:text-properties fo:language="en" fo:country="US"/>
    </style:style>
    <style:style style:name="P228" style:parent-style-name="Listenabsatz" style:list-style-name="WWNum1" style:family="paragraph">
      <style:text-properties fo:language="en" fo:country="US"/>
    </style:style>
    <style:style style:name="P229" style:parent-style-name="Listenabsatz" style:list-style-name="WWNum1" style:family="paragraph">
      <style:text-properties fo:language="en" fo:country="US"/>
    </style:style>
    <style:style style:name="P230" style:parent-style-name="Listenabsatz" style:list-style-name="WWNum1" style:family="paragraph">
      <style:text-properties fo:language="en" fo:country="US"/>
    </style:style>
    <style:style style:name="P231" style:parent-style-name="Listenabsatz" style:list-style-name="WWNum1" style:family="paragraph">
      <style:text-properties fo:language="en" fo:country="US"/>
    </style:style>
    <style:style style:name="P232" style:parent-style-name="Listenabsatz" style:list-style-name="WWNum1" style:family="paragraph">
      <style:text-properties fo:language="en" fo:country="US"/>
    </style:style>
    <style:style style:name="P233" style:parent-style-name="Listenabsatz" style:list-style-name="WWNum1" style:family="paragraph"/>
    <style:style style:name="T234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<text:span text:style-name="T2"><text:line-break/></text:span><text:span text:style-name="T3"><text:tab/>// Lecture 1</text:span></text:p>
      <text:list text:style-name="WWNum1">
        <text:list-item text:start-value="1">
          <text:p text:style-name="P4">What is Software Development and what does it involve?<text:tab/></text:p>
        </text:list-item>
        <text:list-item>
          <text:p text:style-name="P5">Why are complex problems troublesome?</text:p>
        </text:list-item>
        <text:list-item>
          <text:p text:style-name="P6">Why is Software Development complex?</text:p>
        </text:list-item>
        <text:list-item>
          <text:p text:style-name="P7">How do we tackle it?</text:p>
        </text:list-item>
        <text:list-item>
          <text:p text:style-name="P8">What are<text:s/>Phenomena, Concepts, Notations, Abstractions and Modeling and how do they relate to each other?</text:p>
        </text:list-item>
        <text:list-item>
          <text:p text:style-name="P9">What are they differences between Model and View and how are they related?</text:p>
        </text:list-item>
        <text:list-item>
          <text:p text:style-name="P10"><text:span text:style-name="T11">What do we develop?</text:span></text:p>
        </text:list-item>
        <text:list-item>
          <text:p text:style-name="P12"><text:span text:style-name="T13">Which models are used to describe it?</text:span><text:span text:style-name="T14"><text:tab/></text:span><text:span text:style-name="T15"><text:line-break/></text:span><text:span text:style-name="T16"><text:line-break/></text:span><text:span text:style-name="T17">// Lecture 2</text:span><text:span text:style-name="T18"><text:line-break/></text:span></text:p>
        </text:list-item>
        <text:list-item>
          <text:p text:style-name="P19">What is a<text:s/>Software lifecycle and a Software lifecycle model?</text:p>
        </text:list-item>
        <text:list-item>
          <text:p text:style-name="P20">What are different the phases/activities of Software Development?</text:p>
        </text:list-item>
        <text:list-item>
          <text:p text:style-name="P21">What does the process of Tailoring involve and why do we use it?</text:p>
        </text:list-item>
        <text:list-item>
          <text:p text:style-name="P22">How do we control Software Development and how do we describe it?</text:p>
        </text:list-item>
        <text:list-item>
          <text:p text:style-name="P23">Describe and differentiate the two descriptions.</text:p>
        </text:list-item>
        <text:list-item>
          <text:p text:style-name="P24">In which ways can UML Models be used?</text:p>
        </text:list-item>
        <text:list-item>
          <text:p text:style-name="P25">Describe and differentiate the Application and Solution Domain.</text:p>
        </text:list-item>
        <text:list-item>
          <text:p text:style-name="P26"><text:span text:style-name="T27">What do we use Abbot’s technique for? Give an example.</text:span><text:span text:style-name="T28"><text:line-break/></text:span><text:span text:style-name="T29"><text:line-break/></text:span><text:span text:style-name="T30">// Lecture 3</text:span><text:span text:style-name="T31"><text:line-break/></text:span></text:p>
        </text:list-item>
        <text:list-item>
          <text:p text:style-name="P32">Which diagram do we use during Requirements Elicitation and what does it consist of?</text:p>
        </text:list-item>
        <text:list-item>
          <text:p text:style-name="P33">Describes these elements further and explain their functionality.</text:p>
        </text:list-item>
        <text:list-item>
          <text:p text:style-name="P34">Which Relationships exist, what do they mean and how are they used?</text:p>
        </text:list-item>
        <text:list-item>
          <text:p text:style-name="P35">Which different types of objects are there how are they displayed?</text:p>
        </text:list-item>
        <text:list-item>
          <text:p text:style-name="P36"><text:span text:style-name="T37">What do<text:s/></text:span><text:span text:style-name="T38">they represent?</text:span></text:p>
        </text:list-item>
        <text:list-item>
          <text:p text:style-name="P39">Distinguish actors, classes and objects.</text:p>
        </text:list-item>
        <text:list-item>
          <text:p text:style-name="P40">What do we describe Dynamic Models with? Feel free to give examples.</text:p>
        </text:list-item>
        <text:list-item>
          <text:p text:style-name="P41">How do we identify Classes and Operations from the Dynamic Model?</text:p>
        </text:list-item>
        <text:list-item>
          <text:p text:style-name="P42"><text:span text:style-name="T43">Describe the term ‘Event’.</text:span></text:p>
        </text:list-item>
        <text:list-item>
          <text:p text:style-name="P44">How can we organize Models?</text:p>
        </text:list-item>
        <text:list-item>
          <text:p text:style-name="P45">Describe<text:s/>the term ‘Requirements Engineering’. Which models can be employed?</text:p>
        </text:list-item>
        <text:list-item>
          <text:p text:style-name="P46">Detect Requirements: User Interaction, Implementation technology, Error handling, Development methodology, Environmental conditions, Functionality, System Design.</text:p>
        </text:list-item>
        <text:list-item>
          <text:p text:style-name="P47">Map Software Development Activities to UML Diagrams.</text:p>
        </text:list-item>
        <text:list-item>
          <text:p text:style-name="P48">Name all types of Nonfunctional requirements.</text:p>
        </text:list-item>
        <text:list-item>
          <text:p text:style-name="P49">Describe the difference between requirements and constraints. Name some constraints and give examples.</text:p>
        </text:list-item>
        <text:list-item>
          <text:p text:style-name="P50">Explain and differentiate the terms Scenario, Use case, User Story.</text:p>
        </text:list-item>
        <text:list-item>
          <text:p text:style-name="P51">Describe the<text:s/>types of Scenarios and give an example.</text:p>
        </text:list-item>
        <text:list-item>
          <text:p text:style-name="P52">What is the Problem Statement?</text:p>
        </text:list-item>
        <text:list-item>
          <text:p text:style-name="P53">Name the criteria of Requirement Validation.</text:p>
        </text:list-item>
        <text:list-item>
          <text:p text:style-name="P54"><text:span text:style-name="T55">What should not be in the Requirements?</text:span><text:span text:style-name="T56"><text:line-break/></text:span><text:span text:style-name="T57"><text:line-break/></text:span><text:span text:style-name="T58">// Lecture 4</text:span><text:span text:style-name="T59"><text:line-break/></text:span></text:p>
        </text:list-item>
        <text:list-item>
          <text:p text:style-name="P60">How do we order objects in Sequence Diagrams?</text:p>
        </text:list-item>
        <text:list-item>
          <text:p text:style-name="P61"><text:span text:style-name="T62">What do Sequence Diagrams represent?</text:span><text:span text:style-name="T63"><text:tab/><text:s/></text:span><text:span text:style-name="T64">// See 23.</text:span></text:p>
        </text:list-item>
        <text:list-item>
          <text:p text:style-name="P65"><text:span text:style-name="T66">What do State Diagrams represent?<text:s/></text:span><text:span text:style-name="T67"><text:tab/></text:span><text:span text:style-name="T68"><text:tab/><text:s/>// See 23.</text:span></text:p>
        </text:list-item>
        <text:list-item>
          <text:p text:style-name="P69"><text:span text:style-name="T70">What do we use Activity Diagrams and Communication Diagrams for? Feel free to give examples.</text:span></text:p>
        </text:list-item>
        <text:list-item>
          <text:p text:style-name="P71"><text:span text:style-name="T72">Why is Design so difficult? Name eight Issues.</text:span></text:p>
        </text:list-item>
        <text:list-item>
          <text:p text:style-name="P73">Name all Analysis Models and how the influence System Design.</text:p>
        </text:list-item>
        <text:list-item>
          <text:p text:style-name="P74">What is a Design Goal?</text:p>
        </text:list-item>
        <text:list-item>
          <text:p text:style-name="P75">What are the different Design Goals from different perspectives?</text:p>
        </text:list-item>
        <text:list-item>
          <text:p text:style-name="P76"><text:span text:style-name="T77">Name 6 Typical Design Goal Trade-offs. Give Examples.</text:span></text:p>
        </text:list-item>
        <text:list-item>
          <text:p text:style-name="P78">Define the terms Subsystem, Service, Subsystem interface, API and Subsystem Interface Object.</text:p>
        </text:list-item>
        <text:list-item>
          <text:p text:style-name="P79">Explain and<text:s/>differentiate Cohesion and Coupling and good System Design in this regard.</text:p>
        </text:list-item>
        <text:list-item>
          <text:p text:style-name="P80"><text:span text:style-name="T81">How and when can we achieve this kind of System Design? Give an example.</text:span></text:p>
        </text:list-item>
        <text:list-item>
          <text:p text:style-name="P82"><text:span text:style-name="T83">Differentiate the terms Subsystem decomposition, Architectural Style and Software Architecture. Give<text:s/></text:span><text:span text:style-name="T84">(detailed) examples.</text:span></text:p>
        </text:list-item>
        <text:list-item>
          <text:p text:style-name="P85">What are the properties of this Architectural Style? Give an example of a corresponding Software Architecture.</text:p>
        </text:list-item>
        <text:list-item>
          <text:p text:style-name="P86"><text:span text:style-name="T87">Differentiate the terms Layer, Tier and Virtual Machine.</text:span><text:span text:style-name="T88"><text:line-break/></text:span><text:span text:style-name="T89"><text:line-break/></text:span><text:soft-page-break/><text:span text:style-name="T90"><text:line-break/></text:span><text:span text:style-name="T91">// Lecture 5</text:span></text:p>
        </text:list-item>
        <text:list-item>
          <text:p text:style-name="P92">Name two different types of decomposition. Which one<text:s/>is superior? Why?</text:p>
        </text:list-item>
        <text:list-item>
          <text:p text:style-name="P93">Describe the Client/Server architectural style and the properties of such architectures.</text:p>
        </text:list-item>
        <text:list-item>
          <text:p text:style-name="P94">Describe the MVC architectural style, its aim and the properties of such architectures.</text:p>
        </text:list-item>
        <text:list-item>
          <text:p text:style-name="P95">Describe the Pipes and Filters architectural style.</text:p>
        </text:list-item>
        <text:list-item>
          <text:p text:style-name="P96"><text:span text:style-name="T97">What are</text:span><text:span text:style-name="T98"><text:s/>the basic elements of an architectural style? Describe them.</text:span></text:p>
        </text:list-item>
        <text:list-item>
          <text:p text:style-name="P99"><text:span text:style-name="T100">Describe Concurrency, its most important terms, along with its opportunities and problems. How is it displayed in Sequence Diagrams?</text:span></text:p>
        </text:list-item>
        <text:list-item>
          <text:p text:style-name="P101">What types of concurrency exist <text:s/>and how do we implement them?</text:p>
        </text:list-item>
        <text:list-item>
          <text:p text:style-name="P102"><text:span text:style-name="T103">Explain the process and difficulty of Hardware-Software Mapping. Show examples of UML diagrams.</text:span></text:p>
        </text:list-item>
        <text:list-item>
          <text:p text:style-name="P104">What do the Deployment and Component Diagram respectively depict?</text:p>
        </text:list-item>
        <text:list-item>
          <text:p text:style-name="P105">Explain how we can manage persistent Data.</text:p>
        </text:list-item>
        <text:list-item>
          <text:p text:style-name="P106">What is Global Resource Handling? How do we manage it?</text:p>
        </text:list-item>
        <text:list-item>
          <text:p text:style-name="P107"><text:span text:style-name="T108">How can we depict it? Give an example.</text:span></text:p>
        </text:list-item>
        <text:list-item>
          <text:p text:style-name="P109">What types of Software Control are there? How can we recognize them in a UML Diagram?</text:p>
        </text:list-item>
        <text:list-item>
          <text:p text:style-name="P110">Compare the different types of Software Control.</text:p>
        </text:list-item>
        <text:list-item>
          <text:p text:style-name="P111"><text:span text:style-name="T112">What are Boundary Conditions? How can we depict them? Give an example.</text:span></text:p>
        </text:list-item>
        <text:list-item>
          <text:p text:style-name="P113">What<text:s/>is Object design? For what purpose?</text:p>
        </text:list-item>
        <text:list-item>
          <text:p text:style-name="P114"><text:span text:style-name="T115">Which activities are involved in Object Design? Describe them.</text:span></text:p>
        </text:list-item>
        <text:list-item>
          <text:p text:style-name="P116">Describe different types of reuse and compare them.</text:p>
        </text:list-item>
        <text:list-item>
          <text:p text:style-name="P117">Name typical examples of Black-box Reuse and White-box reuse?</text:p>
        </text:list-item>
        <text:list-item>
          <text:p text:style-name="P118"><text:span text:style-name="T119">What are the different types of Inheritanc</text:span><text:span text:style-name="T120">e? Compare them.</text:span></text:p>
        </text:list-item>
        <text:list-item>
          <text:p text:style-name="P121">How do we identify inheritance?</text:p>
        </text:list-item>
        <text:list-item>
          <text:p text:style-name="P122"><text:span text:style-name="T123">What are Design Patterns?</text:span></text:p>
        </text:list-item>
        <text:list-item>
          <text:p text:style-name="P124">What do we use them for?</text:p>
        </text:list-item>
        <text:list-item>
          <text:p text:style-name="P125">What different types of Design Patterns exist?</text:p>
        </text:list-item>
        <text:list-item>
          <text:p text:style-name="P126">Describe the Composite Pattern with the Pattern model.</text:p>
        </text:list-item>
        <text:list-item>
          <text:p text:style-name="P127"><text:span text:style-name="T128">Do the same for the Bridge Pattern, Proxy Pattern,<text:s/></text:span><text:span text:style-name="T129">Adapter Pattern, Facade<text:s/></text:span><text:span text:style-name="T130">Pattern,</text:span><text:span text:style-name="T131"><text:s/>Observer Pattern, Strategy Pattern.</text:span><text:span text:style-name="T132"><text:line-break/></text:span><text:span text:style-name="T133"><text:line-break/></text:span><text:span text:style-name="T134">//Lecture 7</text:span></text:p>
        </text:list-item>
        <text:list-item>
          <text:p text:style-name="P135">What is Model Driven Engineering? Why? What is a domain model?</text:p>
        </text:list-item>
        <text:list-item>
          <text:p text:style-name="P136"><text:span text:style-name="T137">Why employ MBSE?</text:span></text:p>
        </text:list-item>
        <text:list-item>
          <text:p text:style-name="P138">What is a Model Transformation? How is it related to MDE?</text:p>
        </text:list-item>
        <text:list-item>
          <text:p text:style-name="P139"><text:span text:style-name="T140">Which types of Model Transformation</text:span><text:span text:style-name="T141">s exist? Give examples.</text:span></text:p>
        </text:list-item>
        <text:list-item>
          <text:p text:style-name="P142"><text:span text:style-name="T143">Define and explain Refactoring. Why? When?</text:span></text:p>
        </text:list-item>
        <text:list-item>
          <text:p text:style-name="P144">Explain Contracts. Why and when are they used by the developer and in what regard?</text:p>
        </text:list-item>
        <text:list-item>
          <text:p text:style-name="P145">What needs to be checked when implementing them?</text:p>
        </text:list-item>
        <text:list-item>
          <text:p text:style-name="P146">What types of Databases exist? How do we map Models to Tables (specifically Inheritance)?</text:p>
        </text:list-item>
        <text:list-item>
          <text:p text:style-name="P147">Explain Serialization and Deserialization.<text:line-break/><text:line-break/>// Lecture 8<text:line-break/></text:p>
        </text:list-item>
        <text:list-item>
          <text:p text:style-name="P148"><text:span text:style-name="T149">Distinguish between Pattern and Algorithm.</text:span><text:span text:style-name="T150"><text:line-break/></text:span><text:span text:style-name="T151"><text:line-break/></text:span><text:span text:style-name="T152">// Lecture 9</text:span><text:span text:style-name="T153"><text:line-break/></text:span></text:p>
        </text:list-item>
        <text:list-item>
          <text:p text:style-name="P154">What are the differences between the Analysis Object Model and the Object Design Model?</text:p>
        </text:list-item>
        <text:list-item>
          <text:p text:style-name="P155">Define the Terms 'Software life cycle' and 'Software life cycle model'.</text:p>
        </text:list-item>
        <text:list-item>
          <text:p text:style-name="P156">What needs to be considered when modeling a Software life cycle?</text:p>
        </text:list-item>
        <text:list-item>
          <text:p text:style-name="P157">Name two different sequential Software life cycle models, draw them and explain them.</text:p>
        </text:list-item>
        <text:list-item>
          <text:p text:style-name="P158">Describe the different phases of the spiral model and give an example.</text:p>
        </text:list-item>
        <text:list-item>
          <text:p text:style-name="P159">Describe the different stages and phases of the Unified Process and what they represent.</text:p>
        </text:list-item>
        <text:list-item>
          <text:p text:style-name="P160">Draw a Model of the Unified Process.</text:p>
        </text:list-item>
        <text:list-item>
          <text:p text:style-name="P161">What are the limitations of these Software life cycle models?</text:p>
        </text:list-item>
        <text:list-item>
          <text:p text:style-name="P162">Map the terms 'incremental', 'iterative' and<text:s/>'adaptive' to the different life cycle models.</text:p>
        </text:list-item>
        <text:list-item>
          <text:p text:style-name="P163">Explain the application as well as advantages and drawbacks of Defined Control Models and Empirical Process Control Models.</text:p>
        </text:list-item>
        <text:list-item>
          <text:p text:style-name="P164"><text:span text:style-name="T165">What are the core components of Scrum? Describe them.</text:span></text:p>
        </text:list-item>
        <text:list-item>
          <text:p text:style-name="P166">Draw a Workflow of the Scrum Software life cycle.</text:p>
        </text:list-item>
        <text:list-item>
          <text:p text:style-name="P167">Explain the different roles in Scrum.</text:p>
        </text:list-item>
        <text:list-item>
          <text:p text:style-name="P168">Name all Advantages and Disadvantages of Scrum you can think of.</text:p>
        </text:list-item>
        <text:list-item>
          <text:p text:style-name="P169">What is Software Configuration Management and why do we need it?</text:p>
        </text:list-item>
        <text:list-item>
          <text:p text:style-name="P170"><text:span text:style-name="T171">Define the term SCM.</text:span></text:p>
        </text:list-item>
        <text:list-item>
          <text:p text:style-name="P172">Which actors and activities are involved in SCM?</text:p>
        </text:list-item>
        <text:list-item>
          <text:p text:style-name="P173">Define the terms configuration item, baseline, release, promotion, revision and version.</text:p>
        </text:list-item>
        <text:list-item>
          <text:p text:style-name="P174">Create a model of Configuration Management.</text:p>
        </text:list-item>
        <text:list-item>
          <text:p text:style-name="P175">Differentiate between the Programmer's and Master Directory as well as the Software Repository.</text:p>
        </text:list-item>
        <text:list-item>
          <text:p text:style-name="P176">Define the terms Change<text:s/>Management and Policy and explain them.</text:p>
        </text:list-item>
        <text:list-item>
          <text:p text:style-name="P177">What is a VCS? Which architectural choices are possible?</text:p>
        </text:list-item>
        <text:list-item>
          <text:p text:style-name="P178">Explain and compare these choices.</text:p>
        </text:list-item>
        <text:list-item>
          <text:p text:style-name="P179">Explain all basic git commands and create a model of the Git Change Management.</text:p>
        </text:list-item>
        <text:list-item>
          <text:p text:style-name="P180">How do we avoid Merge Conflicts?</text:p>
        </text:list-item>
        <text:list-item>
          <text:p text:style-name="P181">What kinds<text:s/>of baselines exist?</text:p>
        </text:list-item>
        <text:list-item>
          <text:p text:style-name="P182">How do we manage branches?</text:p>
        </text:list-item>
        <text:list-item>
          <text:p text:style-name="P183"><text:span text:style-name="T184">What is Continuous Integration and why do we use it? Draw a deployment diagram.</text:span></text:p>
        </text:list-item>
        <text:list-item>
          <text:p text:style-name="P185"><text:span text:style-name="T186">What is Regression Testing?</text:span></text:p>
        </text:list-item>
        <text:list-item>
          <text:p text:style-name="P187">Define and differentiate the terms 'Continuous Integration', 'Continuous Delivery', 'Continuous Deployment' and 'Continuous Software Engineering'.</text:p>
        </text:list-item>
        <text:list-item>
          <text:p text:style-name="P188"><text:span text:style-name="T189">Define and differentiate the terms 'Failure', 'Erroneous State'/'Error', 'Fault', 'Validation'. Give examples.</text:span></text:p>
        </text:list-item>
        <text:list-item>
          <text:p text:style-name="P190">How do we deal with Faults? What do these methods entail?</text:p>
        </text:list-item>
        <text:list-item>
          <text:p text:style-name="P191">Define the term 'Test Model' along with the contained objects.</text:p>
        </text:list-item>
        <text:list-item>
          <text:p text:style-name="P192"><text:span text:style-name="T193">What is automated Testing?</text:span></text:p>
        </text:list-item>
        <text:list-item>
          <text:p text:style-name="P194">Define the term Model-Based Testing and SUT.</text:p>
        </text:list-item>
        <text:list-item>
          <text:p text:style-name="P195">Define and differentiate: MDE, MDD, MDA.</text:p>
        </text:list-item>
        <text:list-item>
          <text:p text:style-name="P196">What kind of Test doubles exist and why do we need them?</text:p>
        </text:list-item>
        <text:list-item>
          <text:p text:style-name="P197">Differentiate: Dynamic and Static Analysis.</text:p>
        </text:list-item>
        <text:list-item>
          <text:p text:style-name="P198">Explain and compare<text:s/>White-Box and Black-Box testing. When and why do we need them?</text:p>
        </text:list-item>
        <text:list-item>
          <text:p text:style-name="P199">What are Unit tests? How do we select Unit Test cases?</text:p>
        </text:list-item>
        <text:list-item>
          <text:p text:style-name="P200">Name 5 different kind of Assertions in JUnit 4.</text:p>
        </text:list-item>
        <text:list-item>
          <text:p text:style-name="P201">What different types of Testing activities exist? What do they respectively test.</text:p>
        </text:list-item>
        <text:list-item>
          <text:p text:style-name="P202">Explain<text:s/>and compare 4 different testing and integration strategies.</text:p>
        </text:list-item>
        <text:list-item>
          <text:p text:style-name="P203"><text:span text:style-name="T204">What do we need to check for in System Testing?</text:span><text:span text:style-name="T205"><text:line-break/></text:span><text:span text:style-name="T206"><text:line-break/></text:span><text:span text:style-name="T207">// Lecture 12</text:span><text:span text:style-name="T208"><text:line-break/></text:span></text:p>
        </text:list-item>
        <text:list-item>
          <text:p text:style-name="P209">Which soft-skills does a software engineer need?</text:p>
        </text:list-item>
        <text:list-item>
          <text:p text:style-name="P210">In large system development environments, do we spend more time on Coding or Communicating?</text:p>
        </text:list-item>
        <text:list-item>
          <text:p text:style-name="P211">Define and differentiate the terms Communication Event and Communication Mechanism.</text:p>
        </text:list-item>
        <text:list-item>
          <text:p text:style-name="P212">Which planned communication events usually take place?</text:p>
        </text:list-item>
        <text:list-item>
          <text:p text:style-name="P213">Which unplanned communication events usually take place?</text:p>
        </text:list-item>
        <text:list-item>
          <text:p text:style-name="P214"><text:span text:style-name="T215">Which communication mechanisms exist?</text:span></text:p>
        </text:list-item>
        <text:list-item>
          <text:p text:style-name="P216">Define the<text:s/>term 'Project' and its parts.</text:p>
        </text:list-item>
        <text:list-item>
          <text:p text:style-name="P217"><text:span text:style-name="T218">What is Functional Organization? (Dis-)Advantages? Give an example.</text:span></text:p>
        </text:list-item>
        <text:list-item>
          <text:p text:style-name="P219">What is Project-based Organization? (Dis-)Advantages? Give an example.</text:p>
        </text:list-item>
        <text:list-item>
          <text:p text:style-name="P220"><text:span text:style-name="T221">What is Matrix Organization? (Dis-)Advantages? Give an example.</text:span></text:p>
        </text:list-item>
        <text:list-item>
          <text:p text:style-name="P222">Which roles exist<text:s/>typically in a project? How can we map roles to participants?</text:p>
        </text:list-item>
        <text:list-item>
          <text:p text:style-name="P223">Which concepts do we need in order to do so?</text:p>
        </text:list-item>
        <text:list-item>
          <text:p text:style-name="P224">Explain the terms 'work package' and 'completion criteria'.</text:p>
        </text:list-item>
        <text:list-item>
          <text:p text:style-name="P225"><text:span text:style-name="T226">Which states can a Software project have? Which mistakes can occur?</text:span></text:p>
        </text:list-item>
        <text:list-item>
          <text:p text:style-name="P227">What does a project organization define?</text:p>
        </text:list-item>
        <text:list-item>
          <text:p text:style-name="P228">What are Stereotypes? Give examples.</text:p>
        </text:list-item>
        <text:list-item>
          <text:p text:style-name="P229">Define the term Stakeholder.</text:p>
        </text:list-item>
        <text:list-item>
          <text:p text:style-name="P230">How do we check for model correctness? Name two terms.</text:p>
        </text:list-item>
        <text:list-item>
          <text:p text:style-name="P231">Define the term State.</text:p>
        </text:list-item>
        <text:list-item>
          <text:p text:style-name="P232">Techniques to describe requirements?</text:p>
        </text:list-item>
        <text:list-item>
          <text:p text:style-name="P233"><text:span text:style-name="T234">Why is Requirement Elicitation difficult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kas Weiss</meta:initial-creator>
    <dc:creator>Lukas Weiss</dc:creator>
    <meta:creation-date>2018-07-25T14:43:00Z</meta:creation-date>
    <dc:date>2018-07-26T19:13:00Z</dc:date>
    <meta:template xlink:href="FED4CC4" xlink:type="simple"/>
    <meta:editing-cycles>9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8" meta:word-count="1280" meta:character-count="9327" meta:row-count="67" meta:non-whitespace-character-count="8065"/>
  </office:meta>
</office:document-meta>
</file>